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D0000020FCB71F53CD57353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649cm" draw:marker-end="Arrow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026cm" svg:y="0.397cm" svg:width="17cm" svg:height="11.961cm" draw:z-index="0"><draw:image xlink:href="Pictures/10000000000002ED0000020FCB71F53CD5735334.png" xlink:type="simple" xlink:show="embed" xlink:actuate="onLoad"/></draw:frame><draw:path text:anchor-type="paragraph" draw:z-index="1" draw:name="Forme1" draw:style-name="gr1" draw:text-style-name="P1" svg:width="1.261cm" svg:height="2.35cm" draw:transform="rotate (-1.35210657152001) translate (2.78733675982593cm 8.76658684858893cm)" svg:viewBox="0 0 1262 2351" svg:d="M0 2333c316 72 630-88 872-267 225-165 252-479 353-734 136-341-141-585-215-861l-249-218-161-253"><text:p/></draw:path><draw:path text:anchor-type="paragraph" draw:z-index="2" draw:name="Forme2" draw:style-name="gr1" draw:text-style-name="P1" svg:width="2.215cm" svg:height="3.154cm" draw:transform="skewX (-0.0284488668075076) rotate (-1.45979338636806) translate (6.22852666038282cm 9.09859452673481cm)" svg:viewBox="0 0 2216 3155" svg:d="M0 3155c323 3 624-107 931-181 349-85 539-400 802-601 249-189 362-451 420-715 53-240 100-484 23-735-89-289-361-467-603-639l-242-170-171-114"><text:p/></draw:path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42:14.911136383</meta:creation-date>
    <dc:date>2017-10-16T11:00:00.914995234</dc:date>
    <meta:editing-duration>PT1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